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1.023cm" fo:break-before="auto" style:use-optimal-row-height="true"/>
    </style:style>
    <style:style style:name="ro3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…なんだ？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2">
          <table:table-cell office:value-type="string">
            <text:p>俺はこの警官に泣きつかれたから来ただけさ</text:p>
            <text:p>美味いメシが食える、って聞いてな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悪いが、俺は食うことに専念させてもらうぜ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あんたか！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2">
          <table:table-cell office:value-type="string">
            <text:p>この前は世話になったな </text:p>
            <text:p>あんときはありがとよ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悪いが、朝から何にも食ってねぇんだ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俺は食うことに専念させてもらうぜ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あんたか！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2">
          <table:table-cell office:value-type="string">
            <text:p>この前は世話になったな </text:p>
            <text:p>タオルは大事に使わせてもらうぜ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悪いが、朝から何にも食ってねぇんだ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俺は食うことに専念させてもらうぜ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あんたか！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2">
          <table:table-cell office:value-type="string">
            <text:p>この前は世話になったな </text:p>
            <text:p>必勝ダルマの片目は塗らせてもらったぜ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悪いが、試合前で減量中なんだ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2">
          <table:table-cell office:value-type="string">
            <text:p>いいぜ </text:p>
            <text:p>俺のことは気にせずいっぱい食ってくれ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…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………</text:p>
          </table:table-cell>
          <table:table-cell/>
        </table:table-row>
        <table:table-row table:style-name="ro1">
          <table:table-cell office:value-type="string">
            <text:p>…どうやら落ちこんでいるようだ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どうしておまえがここにいるんだ？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まあ、別にいいけどさ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…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しっかし、やり辛えなあ</text:p>
          </table:table-cell>
          <table:table-cell/>
        </table:table-row>
        <table:table-row table:style-name="ro1">
          <table:table-cell office:value-type="string">
            <text:p>竜くん はい、おみやげ</text:p>
          </table:table-cell>
          <table:table-cell/>
        </table:table-row>
        <table:table-row table:style-name="ro1">
          <table:table-cell office:value-type="string">
            <text:p>おうっ？ サンキュ …なんだ？</text:p>
          </table:table-cell>
          <table:table-cell/>
        </table:table-row>
        <table:table-row table:style-name="ro1">
          <table:table-cell office:value-type="string">
            <text:p>パジャマか… ヘヘッ ハイカラだな</text:p>
          </table:table-cell>
          <table:table-cell/>
        </table:table-row>
        <table:table-row table:style-name="ro1">
          <table:table-cell office:value-type="string">
            <text:p>ありがとよ 大切に使わせてもらうぜ</text:p>
          </table:table-cell>
          <table:table-cell/>
        </table:table-row>
        <table:table-row table:style-name="ro1">
          <table:table-cell office:value-type="string">
            <text:p>…これは…？ ああ！ フンドシか！</text:p>
          </table:table-cell>
          <table:table-cell/>
        </table:table-row>
        <table:table-row table:style-name="ro2">
          <table:table-cell office:value-type="string">
            <text:p>イイな！ これは</text:p>
            <text:p>身が引き締まる感じだぜ！</text:p>
          </table:table-cell>
          <table:table-cell/>
        </table:table-row>
        <table:table-row table:style-name="ro2">
          <table:table-cell office:value-type="string">
            <text:p>おっ 水着か</text:p>
            <text:p>そういえば、しばらく海にも行ってねえな</text:p>
          </table:table-cell>
          <table:table-cell/>
        </table:table-row>
        <table:table-row table:style-name="ro2">
          <table:table-cell office:value-type="string">
            <text:p>なあ！ 今度海に行こうぜ</text:p>
            <text:p>おまえも水着買っておけよ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$pl おはよう！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$pl おかえり！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楽しいなっ！ $pl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いらっしゃい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ああ、あんたか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今、彼氏と一緒に住んでるんだって…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八方美人は嫌われるぞ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今日もいい天気だな！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今日も暑くなりそうだぜ…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今日は大海公園で盆踊りをやるはずだぜ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なあ、今日のパチンコはどうだった？</text:p>
          </table:table-cell>
          <table:table-cell/>
        </table:table-row>
        <table:table-row table:style-name="ro1">
          <table:table-cell office:value-type="string">
            <text:p>ばっちり</text:p>
          </table:table-cell>
          <table:table-cell/>
        </table:table-row>
        <table:table-row table:style-name="ro1">
          <table:table-cell office:value-type="string">
            <text:p>まあまあ</text:p>
          </table:table-cell>
          <table:table-cell/>
        </table:table-row>
        <table:table-row table:style-name="ro1">
          <table:table-cell office:value-type="string">
            <text:p>まったくダメ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ばっちりだったわ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2">
          <table:table-cell office:value-type="string">
            <text:p>そうか！</text:p>
            <text:p>よかったな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まあまあだったかな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そうか まあ仕方ねえな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全くダメだったわ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そうかい あんまり気にするなよ</text:p>
          </table:table-cell>
          <table:table-cell/>
        </table:table-row>
        <table:table-row table:style-name="ro1">
          <table:table-cell office:value-type="string">
            <text:p>（じっと竜くんを見つめてみた…）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ん？ 何だ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竜くん…</text:p>
          </table:table-cell>
          <table:table-cell/>
        </table:table-row>
        <table:table-row table:style-name="ro1">
          <table:table-cell office:value-type="string">
            <text:p>竜くん… かわいい…！</text:p>
          </table:table-cell>
          <table:table-cell/>
        </table:table-row>
        <table:table-row table:style-name="ro1">
          <table:table-cell office:value-type="string">
            <text:p>竜くん… かっこいい…</text:p>
          </table:table-cell>
          <table:table-cell/>
        </table:table-row>
        <table:table-row table:style-name="ro1">
          <table:table-cell office:value-type="string">
            <text:p>竜くん… 私、幸せよ…！</text:p>
          </table:table-cell>
          <table:table-cell/>
        </table:table-row>
        <table:table-row table:style-name="ro1">
          <table:table-cell office:value-type="string">
            <text:p>竜くん… お金が欲しいんだけど…</text:p>
          </table:table-cell>
          <table:table-cell/>
        </table:table-row>
        <table:table-row table:style-name="ro1">
          <table:table-cell office:value-type="string">
            <text:p>…ううん、なんでもな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竜くん… かわいい…！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2">
          <table:table-cell office:value-type="string">
            <text:p>なんだいそりゃ やめてくれ</text:p>
            <text:p>照れるじゃねえ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竜くん… かっこいい…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ハハッ 気づくのが遅いぜ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竜くん… 私、幸せよ…！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$pl…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…俺もだよ ベイベー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竜くん… お金が欲しいんだけど…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は！？ まったく 仕方ねえやつだな…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ほらよ 無駄遣いするなよ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駄目だ もう渡したろう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…ううん、なんでもない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おう そうかい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明日も晴れるといいな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明日も暑くなりそうだな…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明日はベリーラッキーのサービスデーだぜ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1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19:07.32</dc:date>
    <meta:generator>OpenOffice/4.1.14$Win32 OpenOffice.org_project/4114m1$Build-9811</meta:generator>
    <meta:editing-duration>PT1H4M43S</meta:editing-duration>
    <meta:editing-cycles>11</meta:editing-cycles>
    <meta:document-statistic meta:table-count="1" meta:cell-count="132" meta:object-count="0"/>
  </office:meta>
</office:document-meta>
</file>